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9362in"/>
        </style:tab-stops>
      </style:paragraph-properties>
      <style:text-properties style:font-name="Linux Libertine Display 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('1.040.0', 0): 1.0, ('1.080.0', 2): -1, ('1.050.0', 2): -1, ('1.00.0', 0): 3.218400177871577, ('1.050.0', 1): -1, ('1.030.0', 0): 1.729043817332724, ('0.990.0', 0): 3.233007194050032, ('1.020.0', 0): 1.6429310419095804, ('0.990.0', 1): -1, ('1.010.0', 0): 3.0539493433490983, ('1.10.0', 0): 1.9644798665042567, ('0.990.0', 2): -1, ('1.010.0', 1): -1, ('1.070.0', 0): 1, ('1.080.0', 1): -1, ('1.090.0', 0): 1, ('1.040.0', 1): -1, ('1.060.0', 2): -1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5T06:58:32.943896393</meta:creation-date>
    <dc:date>2021-02-15T06:59:08.891890072</dc:date>
    <meta:editing-duration>PT36S</meta:editing-duration>
    <meta:editing-cycles>1</meta:editing-cycles>
    <meta:document-statistic meta:table-count="0" meta:image-count="0" meta:object-count="0" meta:page-count="1" meta:paragraph-count="1" meta:word-count="54" meta:character-count="450" meta:non-whitespace-character-count="397"/>
    <meta:generator>LibreOffice/6.0.7.3$Linux_X86_64 LibreOffice_project/00m0$Build-3</meta:generator>
  </office:meta>
</office:document-meta>
</file>